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paragraph-rsid="0007ad5f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086d31"/>
    </style:style>
    <style:style style:name="P4" style:family="paragraph" style:parent-style-name="Standard">
      <style:text-properties fo:language="pt" fo:country="PT" officeooo:rsid="000680e3" officeooo:paragraph-rsid="000680e3"/>
    </style:style>
    <style:style style:name="P5" style:family="paragraph" style:parent-style-name="Standard">
      <style:text-properties fo:language="pt" fo:country="PT" fo:font-weight="bold" officeooo:rsid="000680e3" officeooo:paragraph-rsid="000680e3" style:font-weight-asian="bold" style:font-weight-complex="bold"/>
    </style:style>
    <style:style style:name="P6" style:family="paragraph" style:parent-style-name="Standard">
      <style:text-properties fo:language="pt" fo:country="PT" fo:font-weight="normal" officeooo:rsid="000680e3" officeooo:paragraph-rsid="000680e3" style:font-weight-asian="normal" style:font-weight-complex="normal"/>
    </style:style>
    <style:style style:name="P7" style:family="paragraph" style:parent-style-name="Text_20_body">
      <style:text-properties officeooo:paragraph-rsid="000680e3"/>
    </style:style>
    <style:style style:name="P8" style:family="paragraph" style:parent-style-name="Text_20_body">
      <style:text-properties fo:font-weight="normal" officeooo:paragraph-rsid="000680e3" style:font-weight-asian="normal" style:font-weight-complex="normal"/>
    </style:style>
    <style:style style:name="P9" style:family="paragraph" style:parent-style-name="Text_20_body" style:list-style-name="L4"/>
    <style:style style:name="P10" style:family="paragraph" style:parent-style-name="Text_20_body" style:list-style-name="L7"/>
    <style:style style:name="P11" style:family="paragraph" style:parent-style-name="Text_20_body" style:list-style-name="L9"/>
    <style:style style:name="P12" style:family="paragraph" style:parent-style-name="Text_20_body" style:list-style-name="L11"/>
    <style:style style:name="P13" style:family="paragraph" style:parent-style-name="Text_20_body" style:list-style-name="L13"/>
    <style:style style:name="P14" style:family="paragraph" style:parent-style-name="Text_20_body" style:list-style-name="L15"/>
    <style:style style:name="P15" style:family="paragraph" style:parent-style-name="Text_20_body" style:list-style-name="L17"/>
    <style:style style:name="P16" style:family="paragraph" style:parent-style-name="Text_20_body" style:list-style-name="L19"/>
    <style:style style:name="P17" style:family="paragraph" style:parent-style-name="Text_20_body">
      <style:text-properties officeooo:paragraph-rsid="000a0547"/>
    </style:style>
    <style:style style:name="P18" style:family="paragraph" style:parent-style-name="Text_20_body">
      <style:text-properties officeooo:paragraph-rsid="000b3b4c"/>
    </style:style>
    <style:style style:name="P19" style:family="paragraph" style:parent-style-name="Text_20_body">
      <style:text-properties fo:font-style="normal" fo:font-weight="bold" officeooo:paragraph-rsid="000b3b4c" style:font-style-asian="normal" style:font-weight-asian="bold" style:font-style-complex="normal" style:font-weight-complex="bold"/>
    </style:style>
    <style:style style:name="P20" style:family="paragraph" style:parent-style-name="Text_20_body" style:list-style-name="L4">
      <style:paragraph-properties fo:margin-top="0cm" fo:margin-bottom="0cm" style:contextual-spacing="false"/>
    </style:style>
    <style:style style:name="T1" style:family="text">
      <style:text-properties officeooo:rsid="000680e3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80e3" style:font-weight-asian="bold" style:font-weight-complex="bold"/>
    </style:style>
    <style:style style:name="T5" style:family="text">
      <style:text-properties fo:font-weight="bold" officeooo:rsid="00086d31" style:font-weight-asian="bold" style:font-weight-complex="bold"/>
    </style:style>
    <style:style style:name="T6" style:family="text">
      <style:text-properties fo:font-weight="bold" officeooo:rsid="000b3b4c" style:font-weight-asian="bold" style:font-weight-complex="bold"/>
    </style:style>
    <style:style style:name="T7" style:family="text">
      <style:text-properties fo:language="pt" fo:country="PT" fo:font-weight="bold" officeooo:rsid="000680e3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7ad5f" style:font-weight-asian="normal" style:font-weight-complex="normal"/>
    </style:style>
    <style:style style:name="T10" style:family="text">
      <style:text-properties fo:font-weight="normal" officeooo:rsid="000b3b4c" style:font-weight-asian="normal" style:font-weight-complex="normal"/>
    </style:style>
    <style:style style:name="T11" style:family="text">
      <style:text-properties officeooo:rsid="0007ad5f"/>
    </style:style>
    <style:style style:name="T12" style:family="text">
      <style:text-properties officeooo:rsid="00086d31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a0547" style:font-style-asian="normal" style:font-style-complex="normal"/>
    </style:style>
    <style:style style:name="T15" style:family="text">
      <style:text-properties fo:font-style="normal" officeooo:rsid="000b3b4c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86d31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0a0547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0b3b4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0a0547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0b3b4c" style:font-style-asian="normal" style:font-weight-asian="bold" style:font-style-complex="normal" style:font-weight-complex="bold"/>
    </style:style>
    <style:style style:name="T23" style:family="text">
      <style:text-properties officeooo:rsid="000b3b4c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O que você entende de lógica de programação?</text:p>
      <text:p text:style-name="P4"><text:span text:style-name="T2">é o elemento essencial para o processo de desenvolvimento de software.</text:span> <text:span text:style-name="T2">É ela quem organiza de maneira coerente a sequência de ações que um algoritmo precisa executar</text:span>.</text:p>
      <text:p text:style-name="P4"/>
      <text:p text:style-name="P4">2. O que é algoritmo? E qual a diferença entre algoritmo, pseudocódigo e fluxograma?</text:p>
      <text:p text:style-name="P4"/>
      <text:p text:style-name="P5">Um algoritmo é uma sequência de passos ou instruções lógicas bem definidas e ordenadas que resolvem um problema ou realizam uma tarefa específica.</text:p>
      <text:p text:style-name="P5"/>
      <text:p text:style-name="P6">3. 3. Escrever o algoritmo em pseudocódigo de como Fazer bolo.</text:p>
      <text:p text:style-name="P6"/>
      <text:p text:style-name="P6">4. Escrever o algoritmo em pseudocódigo de como Fritar ovos.</text:p>
      <text:p text:style-name="P6"/>
      <text:p text:style-name="P6">5. Escrever o fluxograma de como Fazer bolo.</text:p>
      <text:p text:style-name="P6"/>
      <text:p text:style-name="P6">6. Escrever o fluxograma de como Fritar ovos.</text:p>
      <text:p text:style-name="P6"/>
      <text:p text:style-name="P6">7. Qual é a definição de Variável e Constants?</text:p>
      <text:p text:style-name="P7"><text:span text:style-name="T7">Uma variável em Java é um local na memória onde você pode armazenar dados temporariamente. </text:span><text:span text:style-name="T3">As variáveis têm um tipo de dado associado, que determina que tipo de valores podem ser armazenados nelas (por exemplo, int para números inteiros</text:span><text:span text:style-name="T4">)</text:span></text:p>
      <text:p text:style-name="P7"><text:span text:style-name="T4"/></text:p>
      <text:p text:style-name="P8"><text:span text:style-name="T1">8. Sobre nomes de variáveis, marque as alternativas corretas:</text:span></text:p>
      <text:p text:style-name="P7"><text:span text:style-name="T4">( x) Podem ter letras do alfabeto(minúsculas ou maiúsculas), dígitos (0 … 9) e o</text:span></text:p>
      <text:p text:style-name="P7"><text:span text:style-name="T4">caractere underline ( _ )</text:span></text:p>
      <text:p text:style-name="P7"><text:span text:style-name="T4">( ) Podem começar com letra maiúscula</text:span></text:p>
      <text:p text:style-name="P7"><text:span text:style-name="T4">( ) Pode usar caracteres acentuados, ex: nomeUsuário</text:span></text:p>
      <text:p text:style-name="P7"><text:span text:style-name="T4">( x) O primeiro caractere pode ser um dígito, ex: 9nome;</text:span></text:p>
      <text:p text:style-name="P7"><text:span text:style-name="T4">( x) O nome deve ser identiﬁcador do que armazena, ex: codigoCliente no lugar de x</text:span></text:p>
      <text:p text:style-name="P7"><text:span text:style-name="T4">( x) Maiúsculas e minúsculas são diferentes (case-sensitive), ex: nomeCliente &lt;&gt;</text:span></text:p>
      <text:p text:style-name="P7"><text:span text:style-name="T4">nomecliente</text:span></text:p>
      <text:p text:style-name="P7"><text:span text:style-name="T4">( ) Deve ser todo escrito em maiúsculas, ex: NOMECLIENTE</text:span></text:p>
      <text:p text:style-name="P7"><text:span text:style-name="T4">( ) Não usar hífen para iniciar o nome de variáveis, ex: -nomecliente</text:span></text:p>
      <text:p text:style-name="P7"><text:span text:style-name="T4">(x ) Não pode ser uma palavra reservada, ex: for, if, int</text:span></text:p>
      <text:p text:style-name="P7"><text:span text:style-name="T4"/></text:p>
      <text:p text:style-name="P8"><text:span text:style-name="T1">9. Escreva 5 exemplos válidos de nomes de variáveis.</text:span></text:p>
      <text:p text:style-name="P7"><text:span text:style-name="Source_20_Text"><text:span text:style-name="T8">idade</text:span></text:span></text:p>
      <text:list xml:id="list666016110" text:style-name="L4">
        <text:list-item>
          <text:p text:style-name="P20"><text:span text:style-name="Source_20_Text"><text:span text:style-name="T3">nomeCompleto</text:span></text:span></text:p>
        </text:list-item>
        <text:list-item>
          <text:p text:style-name="P20"><text:span text:style-name="Source_20_Text"><text:span text:style-name="T3">saldoConta</text:span></text:span></text:p>
        </text:list-item>
        <text:list-item>
          <text:p text:style-name="P20"><text:span text:style-name="Source_20_Text"><text:span text:style-name="T3">contadorPessoas</text:span></text:span></text:p>
        </text:list-item>
        <text:list-item>
          <text:p text:style-name="P9"><text:soft-page-break/><text:span text:style-name="Source_20_Text"><text:span text:style-name="T3">precoProduto</text:span></text:span></text:p>
        </text:list-item>
      </text:list>
      <text:p text:style-name="P7"><text:span text:style-name="Source_20_Text"><text:span text:style-name="T8"/></text:span></text:p>
      <text:p text:style-name="P7"><text:span text:style-name="Source_20_Text"><text:span text:style-name="T8">10. O que são tipos de dados?</text:span></text:span></text:p>
      <text:p text:style-name="P7"><text:span text:style-name="Source_20_Text"><text:span text:style-name="T9"/></text:span></text:p>
      <text:p text:style-name="P7"><text:span text:style-name="Source_20_Text"><text:span text:style-name="Strong_20_Emphasis"><text:span text:style-name="T11">Tipos Numéricos</text:span></text:span></text:span></text:p>
      <text:p text:style-name="P7"><text:span text:style-name="Source_20_Text"><text:span text:style-name="Strong_20_Emphasis"><text:span text:style-name="T11">Tipos de Texto</text:span></text:span></text:span><text:span text:style-name="Source_20_Text"><text:span text:style-name="T9">:</text:span></text:span></text:p>
      <text:p text:style-name="P7"><text:span text:style-name="Source_20_Text"><text:span text:style-name="Strong_20_Emphasis"><text:span text:style-name="T11">Tipos Lógicos (Booleanos)</text:span></text:span></text:span><text:span text:style-name="Source_20_Text"><text:span text:style-name="T9">:</text:span></text:span></text:p>
      <text:p text:style-name="P7"><text:span text:style-name="Source_20_Text"><text:span text:style-name="Strong_20_Emphasis"><text:span text:style-name="T11">Tipos Compostos</text:span></text:span></text:span><text:span text:style-name="Source_20_Text"><text:span text:style-name="T9">:</text:span></text:span></text:p>
      <text:p text:style-name="P7"><text:span text:style-name="Strong_20_Emphasis">Tipos Personalizados (Classes e Objetos):</text:span></text:p>
      <text:p text:style-name="P7"><text:span text:style-name="Strong_20_Emphasis"><text:span text:style-name="T8"/></text:span></text:p>
      <text:p text:style-name="P7"><text:span text:style-name="Strong_20_Emphasis"><text:span text:style-name="T8">11. Quais são os tipos de dados primitivos? Dê exemplos de cada tipo primitivo?</text:span></text:span></text:p>
      <text:p text:style-name="P7"><text:span text:style-name="Strong_20_Emphasis">Ponto Flutuante (Floating-Point)</text:span><text:span text:style-name="Strong_20_Emphasis"><text:span text:style-name="T8">:</text:span></text:span></text:p>
      <text:list xml:id="list1225155537" text:style-name="L7">
        <text:list-item>
          <text:p text:style-name="P10"><text:span text:style-name="Strong_20_Emphasis">Caractere (Character)</text:span>:</text:p>
        </text:list-item>
      </text:list>
      <text:list xml:id="list164831448" text:style-name="L9">
        <text:list-item>
          <text:p text:style-name="P11"><text:span text:style-name="Strong_20_Emphasis">Booleano (Boolean)</text:span>:</text:p>
        </text:list-item>
      </text:list>
      <text:list xml:id="list4047787507" text:style-name="L11">
        <text:list-item>
          <text:p text:style-name="P12"><text:span text:style-name="Strong_20_Emphasis">Byte</text:span></text:p>
        </text:list-item>
      </text:list>
      <text:list xml:id="list224219111" text:style-name="L13">
        <text:list-item>
          <text:p text:style-name="P13"><text:span text:style-name="Strong_20_Emphasis">Curto (Short)</text:span>:</text:p>
        </text:list-item>
      </text:list>
      <text:list xml:id="list3884028117" text:style-name="L15">
        <text:list-item>
          <text:p text:style-name="P14"><text:span text:style-name="Strong_20_Emphasis">Longo (Long)</text:span>:</text:p>
        </text:list-item>
      </text:list>
      <text:list xml:id="list2871743811" text:style-name="L17">
        <text:list-item>
          <text:p text:style-name="P15"><text:span text:style-name="Strong_20_Emphasis">Tipos de Ponto Flutuante de Precisão Estendida</text:span>:</text:p>
        </text:list-item>
      </text:list>
      <text:list xml:id="list2818651806" text:style-name="L19">
        <text:list-item>
          <text:p text:style-name="P16"><text:span text:style-name="Strong_20_Emphasis">Tipos de Caractere Unicode</text:span>:<text:span text:style-name="Strong_20_Emphasis"><text:span text:style-name="T8"> </text:span></text:span></text:p>
        </text:list-item>
      </text:list>
      <text:p text:style-name="Text_20_body"><text:span text:style-name="Strong_20_Emphasis"><text:span text:style-name="T8"/></text:span></text:p>
      <text:p text:style-name="Text_20_body"><text:span text:style-name="Strong_20_Emphasis"><text:span text:style-name="T8">12. Escreva a declaração de uma variável do tipo booleano.</text:span></text:span></text:p>
      <text:p text:style-name="P1"><text:span text:style-name="Strong_20_Emphasis"><text:span text:style-name="Source_20_Text"><text:span text:style-name="T3">boolean nomeDaVariavel;</text:span></text:span></text:span></text:p>
      <text:p text:style-name="P1"><text:span text:style-name="Source_20_Text"><text:span text:style-name="T3">boolean ativo;</text:span></text:span></text:p>
      <text:p text:style-name="P2"><text:span text:style-name="Source_20_Text">13. Escreva a declaração de uma variável do tipo caracterer para receber o valor "meu</text:span></text:p>
      <text:p text:style-name="P2"><text:span text:style-name="Source_20_Text">nome é maria"</text:span></text:p>
      <text:p text:style-name="P2"><text:span text:style-name="Source_20_Text"/></text:p>
      <text:p text:style-name="P2"><text:span text:style-name="Source_20_Text">14. Escreva a declaração de uma variável do tipo caracterer para receber o valor "carro21!"</text:span></text:p>
      <text:p text:style-name="P2"><text:span text:style-name="Source_20_Text">15. É correto escrever a declaração de uma variável do tipo booleano para receber o valor. </text:span></text:p>
      <text:p text:style-name="P3"><text:span text:style-name="Source_20_Text"><text:span text:style-name="T5">não</text:span></text:span></text:p>
      <text:p text:style-name="P2"><text:soft-page-break/><text:span text:style-name="Source_20_Text">35? Porque?</text:span></text:p>
      <text:p text:style-name="P2"><text:span text:style-name="Source_20_Text"><text:span text:style-name="T3">Não é correto escrever uma declaração de variável do tipo booleano para receber o valor 35. Isso ocorre porque os tipos booleanos, por definição, só podem armazenar um de dois valores: verdadeiro (true) ou falso (false).</text:span></text:span></text:p>
      <text:p text:style-name="P2"><text:span text:style-name="Source_20_Text">16. É correto escrever a declaração de uma variável do tipo numérico para receber o valor</text:span></text:p>
      <text:p text:style-name="P2"><text:span text:style-name="Source_20_Text">"papagaio"? Porque?</text:span></text:p>
      <text:p text:style-name="P2"><text:span text:style-name="Source_20_Text">17. É correto escrever a declaração de uma variável do tipo numérico para receber o valor</text:span></text:p>
      <text:p text:style-name="P2"><text:span text:style-name="Source_20_Text"><text:span text:style-name="T3">Sim, é correto escrever uma declaração de variável do tipo numérico para receber um valor numérico.</text:span></text:span><text:span text:style-name="Source_20_Text"> </text:span></text:p>
      <text:p text:style-name="P2"><text:span text:style-name="Source_20_Text">12? Porque?</text:span></text:p>
      <text:p text:style-name="P2"><text:span text:style-name="Source_20_Text"><text:span text:style-name="T3">recomendado declarar variáveis do tipo numérico quando você precisa armazenar valores numéricos em seu programa.</text:span></text:span></text:p>
      <text:p text:style-name="P2"><text:span text:style-name="Source_20_Text">18. O que é um array? Escreva 5 exemplos.</text:span></text:p>
      <text:p text:style-name="P2"><text:span text:style-name="Source_20_Text"><text:span text:style-name="T3">Um array é uma estrutura de dados que permite armazenar um conjunto de elementos do mesmo tipo sob um único nome.</text:span></text:span></text:p>
      <text:p text:style-name="P3"><text:span text:style-name="Source_20_Text"><text:span text:style-name="T5">Exemplo: </text:span></text:span><text:span text:style-name="Source_20_Text"><text:span text:style-name="Strong_20_Emphasis"><text:span text:style-name="T12">Array de Inteiros</text:span></text:span></text:span><text:span text:style-name="Source_20_Text"><text:span text:style-name="T5">, </text:span></text:span><text:span text:style-name="Source_20_Text"><text:span text:style-name="Strong_20_Emphasis"><text:span text:style-name="T12">Array de Texto</text:span></text:span></text:span><text:span text:style-name="Source_20_Text"><text:span text:style-name="T5">.</text:span></text:span></text:p>
      <text:p text:style-name="P2"><text:span text:style-name="Source_20_Text">19. O que é um objeto? Escreva 5 exemplos.</text:span></text:p>
      <text:p text:style-name="Text_20_body"><text:span text:style-name="Strong_20_Emphasis">Objeto Pessoa</text:span><text:span text:style-name="Strong_20_Emphasis"><text:span text:style-name="T8">: </text:span></text:span></text:p>
      <text:p text:style-name="Text_20_body"><text:span text:style-name="Strong_20_Emphasis"><text:span text:style-name="T20">Pessoa pessoa1</text:span></text:span><text:span text:style-name="Strong_20_Emphasis"><text:span text:style-name="T16"> = new Pessoa("</text:span></text:span><text:span text:style-name="Strong_20_Emphasis"><text:span text:style-name="T17">lucas</text:span></text:span><text:span text:style-name="Strong_20_Emphasis"><text:span text:style-name="T16">", 25, "123 Main St");</text:span></text:span></text:p>
      <text:p text:style-name="Text_20_body"><text:span text:style-name="Strong_20_Emphasis"><text:span text:style-name="T20">Pessoa pessoa2</text:span></text:span><text:span text:style-name="Strong_20_Emphasis"><text:span text:style-name="T16"> = new Pessoa("</text:span></text:span><text:span text:style-name="Strong_20_Emphasis"><text:span text:style-name="T17">carlos</text:span></text:span><text:span text:style-name="Strong_20_Emphasis"><text:span text:style-name="T16">", 30, "456 Elm St");</text:span></text:span></text:p>
      <text:p text:style-name="Text_20_body"><text:span text:style-name="Strong_20_Emphasis"><text:span text:style-name="T16"/></text:span></text:p>
      <text:p text:style-name="Text_20_body"><text:span text:style-name="Strong_20_Emphasis"><text:span text:style-name="T16">20. O que você entende de operadores e expressões?</text:span></text:span></text:p>
      <text:p text:style-name="Text_20_body"><text:span text:style-name="Strong_20_Emphasis"><text:span text:style-name="T20">Expressões executam ações específicas, baseadas em um operador com um ou dois operandos. Um operando pode ser uma constante, uma variável ou um resultado de função. </text:span></text:span></text:p>
      <text:p text:style-name="Text_20_body"><text:span text:style-name="Strong_20_Emphasis"><text:span text:style-name="T16">21. Quais são os Operadores aritméticos? Escreva 5 exemplos.</text:span></text:span></text:p>
      <text:p text:style-name="P17"><text:span text:style-name="Strong_20_Emphasis"><text:span text:style-name="T21">Adição, multiplicação, subtração, divisão e resto da divisão</text:span></text:span></text:p>
      <text:p text:style-name="Text_20_body"><text:span text:style-name="Strong_20_Emphasis"><text:span text:style-name="T16">22. Quais são os Operadores de atribuição? Escreva 5 exemplos.</text:span></text:span></text:p>
      <text:p text:style-name="Text_20_body"><text:span text:style-name="Strong_20_Emphasis"><text:span text:style-name="T20">int numero = 10; // atribui o valor 10 à variável "numero"</text:span></text:span></text:p>
      <text:p text:style-name="Text_20_body"><text:span text:style-name="Strong_20_Emphasis"><text:span text:style-name="T20">int contador = 5;</text:span></text:span></text:p>
      <text:p text:style-name="Text_20_body"><text:span text:style-name="Strong_20_Emphasis"><text:span text:style-name="T20">contador += 3; // é equivalente a contador = contador + 3; (contador agora é 8)</text:span></text:span></text:p>
      <text:p text:style-name="Text_20_body"><text:span text:style-name="Strong_20_Emphasis"><text:span text:style-name="T20">int saldo = 100;</text:span></text:span></text:p>
      <text:p text:style-name="Text_20_body"><text:span text:style-name="Strong_20_Emphasis"><text:span text:style-name="T20">saldo -= 20; // é equivalente a saldo = saldo - 20; (saldo agora é 80)</text:span></text:span></text:p>
      <text:p text:style-name="Text_20_body"><text:soft-page-break/><text:span text:style-name="Strong_20_Emphasis"><text:span text:style-name="T16">23. Quais são os Operadores de comparação? Escreva 5 exemplos.</text:span></text:span></text:p>
      <text:p text:style-name="Text_20_body"><text:span text:style-name="Strong_20_Emphasis"><text:span text:style-name="T13">Operador de Igualdade (</text:span></text:span><text:span text:style-name="Strong_20_Emphasis"><text:span text:style-name="Source_20_Text"><text:span text:style-name="T13">==</text:span></text:span></text:span><text:span text:style-name="Strong_20_Emphasis"><text:span text:style-name="T13">)</text:span></text:span><text:span text:style-name="Strong_20_Emphasis"><text:span text:style-name="T16">:</text:span></text:span></text:p>
      <text:p text:style-name="Text_20_body"><text:span text:style-name="Strong_20_Emphasis"><text:span text:style-name="T13">Operador de Desigualdade (</text:span></text:span><text:span text:style-name="Strong_20_Emphasis"><text:span text:style-name="Source_20_Text"><text:span text:style-name="T13">!=</text:span></text:span></text:span><text:span text:style-name="Strong_20_Emphasis"><text:span text:style-name="T13">)</text:span></text:span><text:span text:style-name="Strong_20_Emphasis"><text:span text:style-name="T16">:</text:span></text:span></text:p>
      <text:p text:style-name="Text_20_body"><text:span text:style-name="Strong_20_Emphasis"><text:span text:style-name="T14">o</text:span></text:span><text:span text:style-name="Strong_20_Emphasis"><text:span text:style-name="T13">perador de Maior Que (</text:span></text:span><text:span text:style-name="Strong_20_Emphasis"><text:span text:style-name="Source_20_Text"><text:span text:style-name="T13">&gt;</text:span></text:span></text:span><text:span text:style-name="Strong_20_Emphasis"><text:span text:style-name="T13">)</text:span></text:span><text:span text:style-name="Strong_20_Emphasis"><text:span text:style-name="T16">:</text:span></text:span></text:p>
      <text:p text:style-name="Text_20_body"><text:span text:style-name="Strong_20_Emphasis"><text:span text:style-name="T13">Operador de Menor Que (</text:span></text:span><text:span text:style-name="Strong_20_Emphasis"><text:span text:style-name="Source_20_Text"><text:span text:style-name="T13">&lt;</text:span></text:span></text:span></text:p>
      <text:p text:style-name="P18"><text:span text:style-name="Strong_20_Emphasis"><text:span text:style-name="T15">Operador de Maior ou Igual a (</text:span></text:span><text:span text:style-name="Strong_20_Emphasis"><text:span text:style-name="Source_20_Text"><text:span text:style-name="T15">&gt;=</text:span></text:span></text:span><text:span text:style-name="Strong_20_Emphasis"><text:span text:style-name="T15">)</text:span></text:span></text:p>
      <text:p text:style-name="Text_20_body"><text:span text:style-name="Strong_20_Emphasis"><text:span text:style-name="T16"/></text:span></text:p>
      <text:p text:style-name="Text_20_body"><text:span text:style-name="Strong_20_Emphasis"><text:span text:style-name="T16">24. Quais são os Operadores lógicos? Escreva 5 exemplos.</text:span></text:span></text:p>
      <text:p text:style-name="Text_20_body"><text:span text:style-name="Strong_20_Emphasis"><text:span text:style-name="T13">Operador E Lógico (</text:span></text:span><text:span text:style-name="Strong_20_Emphasis"><text:span text:style-name="Source_20_Text"><text:span text:style-name="T13">&amp;&amp;</text:span></text:span></text:span><text:span text:style-name="Strong_20_Emphasis"><text:span text:style-name="T13">)</text:span></text:span></text:p>
      <text:p text:style-name="Text_20_body"><text:span text:style-name="Strong_20_Emphasis"><text:span text:style-name="T13">Operador OU Lógico </text:span></text:span></text:p>
      <text:p text:style-name="Text_20_body"><text:span text:style-name="Strong_20_Emphasis"><text:span text:style-name="T13">Operador NÃO Lógico (</text:span></text:span><text:span text:style-name="Strong_20_Emphasis"><text:span text:style-name="Source_20_Text"><text:span text:style-name="T13">!</text:span></text:span></text:span><text:span text:style-name="Strong_20_Emphasis"><text:span text:style-name="T13">)</text:span></text:span><text:span text:style-name="Strong_20_Emphasis"><text:span text:style-name="T16">:</text:span></text:span></text:p>
      <text:p text:style-name="Text_20_body"><text:span text:style-name="Strong_20_Emphasis"><text:span text:style-name="T16"/></text:span></text:p>
      <text:p text:style-name="Text_20_body"><text:span text:style-name="Strong_20_Emphasis"><text:span text:style-name="T16">25. O que você entende de Estrutura de decisão?</text:span></text:span></text:p>
      <text:p text:style-name="Text_20_body"><text:span text:style-name="Strong_20_Emphasis"><text:span text:style-name="T20">Uma estrutura de decisão, em programação, é um conceito fundamental que permite que um programa tome decisões com base em condições específicas.</text:span></text:span></text:p>
      <text:p text:style-name="Text_20_body"><text:span text:style-name="Strong_20_Emphasis"><text:span text:style-name="T16">26. O que if/else faz? Qual a estrutura do if/else? Escreva 5 exemplos.</text:span></text:span></text:p>
      <text:p text:style-name="P18"><text:span text:style-name="Strong_20_Emphasis"><text:span text:style-name="T22">Não sei.</text:span></text:span><text:span text:style-name="Strong_20_Emphasis"><text:span text:style-name="T19"> </text:span></text:span></text:p>
      <text:p text:style-name="P18"><text:span text:style-name="Strong_20_Emphasis"><text:span text:style-name="T19"/></text:span></text:p>
      <text:p text:style-name="P18"><text:span text:style-name="Strong_20_Emphasis"><text:span text:style-name="T19">27. O que switch faz? Qual a estrutura do switch? Escreva 2 exemplos.</text:span></text:span></text:p>
      <text:p text:style-name="P19"><text:span text:style-name="Strong_20_Emphasis"><text:span text:style-name="T23">Não lembro.</text:span></text:span></text:p>
      <text:p text:style-name="P19"><text:span text:style-name="Strong_20_Emphasis"><text:span text:style-name="T8">28. O que for faz? Qual a estrutura do for? Escreva 2 exemplos.</text:span></text:span></text:p>
      <text:p text:style-name="P19"><text:span text:style-name="Strong_20_Emphasis"><text:span text:style-name="T8">29. O que for/in faz? Qual a estrutura do for/in? Escreva 2 exemplos.</text:span></text:span></text:p>
      <text:p text:style-name="P19"><text:span text:style-name="Strong_20_Emphasis"><text:span text:style-name="T8">30. O que for/of faz? Qual a estrutura do for/of? Escreva 2 exemplos.</text:span></text:span></text:p>
      <text:p text:style-name="P19"><text:span text:style-name="Strong_20_Emphasis"><text:span text:style-name="T8"/></text:span></text:p>
      <text:p text:style-name="P19"><text:span text:style-name="Strong_20_Emphasis"><text:span text:style-name="T8">31. O que são funções? Escreva 5 exemplos</text:span></text:span></text:p>
      <text:p text:style-name="P19"><text:span text:style-name="Strong_20_Emphasis"><text:span text:style-name="T6">est</text:span></text:span><text:span text:style-name="Strong_20_Emphasis"><text:span text:style-name="T3">rutura permite que você execute um bloco de código se uma condição for verdadeira. Se a condição não for verdadeira, o bloco de código não é executado ou pode haver um bloco alternativo (utilizando "else") que será executado.</text:span></text:span></text:p>
      <text:p text:style-name="P19"><text:span text:style-name="Strong_20_Emphasis"><text:span text:style-name="T3"/></text:span></text:p>
      <text:p text:style-name="P19"><text:span text:style-name="Strong_20_Emphasis"><text:span text:style-name="T8">32. O que são parâmetros de entrada de uma função? Criar 3 funções com parâmetros de</text:span></text:span></text:p>
      <text:p text:style-name="P19"><text:span text:style-name="Strong_20_Emphasis"><text:span text:style-name="T8">entrada.</text:span></text:span></text:p>
      <text:p text:style-name="P19"><text:span text:style-name="Strong_20_Emphasis"><text:span text:style-name="T8">33. Explicar a estrutura de função abaixo:</text:span></text:span></text:p>
      <text:p text:style-name="P19"><text:soft-page-break/><text:span text:style-name="Strong_20_Emphasis"><text:span text:style-name="T8">Sintaxe e Semântica</text:span></text:span></text:p>
      <text:p text:style-name="P19"><text:span text:style-name="Strong_20_Emphasis"><text:span text:style-name="T8">34. O que você entende de sintaxe e semântica em lógica de programação?</text:span></text:span></text:p>
      <text:p text:style-name="P19"><text:span text:style-name="Strong_20_Emphasis"><text:span text:style-name="T8">35. Sobre sintaxe e semântica, marque as alternativas corretas:</text:span></text:span></text:p>
      <text:p text:style-name="P19"><text:span text:style-name="Strong_20_Emphasis"><text:span text:style-name="T8">( ) Podemos utilizar nomes de variáveis e funções complexas.</text:span></text:span></text:p>
      <text:p text:style-name="Text_20_body"><text:span text:style-name="Strong_20_Emphasis"><text:span text:style-name="T1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21:17:23.089309632</meta:creation-date>
    <dc:date>2023-09-29T22:07:16.258602346</dc:date>
    <meta:editing-duration>PT7M19S</meta:editing-duration>
    <meta:editing-cycles>1</meta:editing-cycles>
    <meta:document-statistic meta:table-count="0" meta:image-count="0" meta:object-count="0" meta:page-count="5" meta:paragraph-count="104" meta:word-count="969" meta:character-count="5648" meta:non-whitespace-character-count="4787"/>
    <meta:generator>LibreOffice/7.0.4.2$Linux_X86_64 LibreOffice_project/00$Build-2</meta:generator>
  </office:meta>
</office:document-meta>
</file>